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LazyInitMBeanTests.lazyAssem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notationLazyInitMBeanTests.lazyN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LazyInitMBeanTests.component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